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0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rce_60_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Période acquisition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fréquence moteur (Hz)</text:p>
          </table:table-cell>
          <table:table-cell table:style-name="ce6" office:value-type="float" office:value="1.33" calcext:value-type="float">
            <text:p>1,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[.A3]-[.A2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fréquence perturbations (Hz)</text:p>
          </table:table-cell>
          <table:table-cell table:style-name="ce6" table:formula="of:=1000/([.A476]-[.A442])" office:value-type="float" office:value="1.34048257372654" calcext:value-type="float">
            <text:p>1,3404825737265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table:formula="of:=[.A4]-[.A3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Nombre point théorique total à 20ms</text:p>
          </table:table-cell>
          <table:table-cell table:style-name="ce6" table:formula="of:=15000/20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formula="of:=[.A5]-[.A4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Nombre de point réel total</text:p>
          </table:table-cell>
          <table:table-cell table:style-name="ce6"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formula="of:=[.A6]-[.A5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Période d’échantillonnage réelle (ms)</text:p>
          </table:table-cell>
          <table:table-cell table:style-name="ce6" table:formula="of:=15000/[.J5]" office:value-type="float" office:value="21.8340611353712" calcext:value-type="float">
            <text:p>21,834061135371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table:formula="of:=[.A7]-[.A6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Temps de calcul (ms)</text:p>
          </table:table-cell>
          <table:table-cell table:style-name="ce6" table:formula="of:=[.J6]-20" office:value-type="float" office:value="1.83406113537118" calcext:value-type="float">
            <text:p>1,8340611353711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8]-[.A7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Nombre de points théorique par période</text:p>
          </table:table-cell>
          <table:table-cell table:style-name="ce6" table:formula="of:=[.J4]/20" office:value-type="float" office:value="37.5" calcext:value-type="float">
            <text:p>37,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formula="of:=[.A9]-[.A8]" office:value-type="float" office:value="21" calcext:value-type="float">
            <text:p>21</text:p>
          </table:table-cell>
          <table:table-cell table:number-columns-repeated="4"/>
          <table:table-cell table:style-name="ce5" office:value-type="string" calcext:value-type="string">
            <text:p>Nombre de points réel par période</text:p>
          </table:table-cell>
          <table:table-cell table:style-name="ce6" table:formula="of:=476-44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table:formula="of:=[.A10]-[.A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A11]-[.A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table:formula="of:=[.A12]-[.A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13]-[.A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table:formula="of:=[.A14]-[.A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15]-[.A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16]-[.A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17]-[.A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18]-[.A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19]-[.A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20]-[.A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table:formula="of:=[.A21]-[.A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table:formula="of:=[.A22]-[.A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table:formula="of:=[.A23]-[.A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24]-[.A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[.A25]-[.A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table:formula="of:=[.A26]-[.A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27]-[.A2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formula="of:=[.A28]-[.A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29]-[.A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30]-[.A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formula="of:=[.A31]-[.A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15" calcext:value-type="float">
            <text:p>215</text:p>
          </table:table-cell>
          <table:table-cell office:value-type="float" office:value="86" calcext:value-type="float">
            <text:p>86</text:p>
          </table:table-cell>
          <table:table-cell table:formula="of:=[.A32]-[.A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table:formula="of:=[.A33]-[.A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formula="of:=[.A34]-[.A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A35]-[.A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table:formula="of:=[.A36]-[.A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37]-[.A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table:formula="of:=[.A38]-[.A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39]-[.A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40]-[.A3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A41]-[.A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42]-[.A41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table:formula="of:=[.A43]-[.A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table:formula="of:=[.A44]-[.A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table:formula="of:=[.A45]-[.A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table:formula="of:=[.A46]-[.A4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31" calcext:value-type="float">
            <text:p>231</text:p>
          </table:table-cell>
          <table:table-cell office:value-type="float" office:value="67" calcext:value-type="float">
            <text:p>67</text:p>
          </table:table-cell>
          <table:table-cell table:formula="of:=[.A47]-[.A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table:formula="of:=[.A48]-[.A4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table:formula="of:=[.A49]-[.A4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table:formula="of:=[.A50]-[.A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formula="of:=[.A51]-[.A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table:formula="of:=[.A52]-[.A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formula="of:=[.A53]-[.A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table:formula="of:=[.A54]-[.A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55]-[.A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table:formula="of:=[.A56]-[.A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A57]-[.A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A58]-[.A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59]-[.A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60]-[.A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table:formula="of:=[.A61]-[.A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62]-[.A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formula="of:=[.A63]-[.A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[.A64]-[.A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 table:formula="of:=[.A65]-[.A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formula="of:=[.A66]-[.A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formula="of:=[.A67]-[.A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table:formula="of:=[.A68]-[.A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table:formula="of:=[.A69]-[.A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formula="of:=[.A70]-[.A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71]-[.A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A72]-[.A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table:formula="of:=[.A73]-[.A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table:formula="of:=[.A74]-[.A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75]-[.A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table:formula="of:=[.A76]-[.A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formula="of:=[.A77]-[.A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78]-[.A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79]-[.A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table:formula="of:=[.A80]-[.A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81]-[.A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  <table:table-cell table:formula="of:=[.A82]-[.A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table:formula="of:=[.A83]-[.A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table:formula="of:=[.A84]-[.A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85]-[.A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table:formula="of:=[.A86]-[.A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table:formula="of:=[.A87]-[.A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table:formula="of:=[.A88]-[.A8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formula="of:=[.A89]-[.A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formula="of:=[.A90]-[.A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32" calcext:value-type="float">
            <text:p>232</text:p>
          </table:table-cell>
          <table:table-cell office:value-type="float" office:value="78" calcext:value-type="float">
            <text:p>78</text:p>
          </table:table-cell>
          <table:table-cell table:formula="of:=[.A91]-[.A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92]-[.A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A93]-[.A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A94]-[.A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95]-[.A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96]-[.A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97]-[.A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table:formula="of:=[.A98]-[.A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table:formula="of:=[.A99]-[.A9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table:formula="of:=[.A100]-[.A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table:formula="of:=[.A101]-[.A1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formula="of:=[.A102]-[.A1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table:formula="of:=[.A103]-[.A1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[.A104]-[.A1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[.A105]-[.A1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table:formula="of:=[.A106]-[.A1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table:formula="of:=[.A107]-[.A1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formula="of:=[.A108]-[.A1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table:formula="of:=[.A109]-[.A1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table:formula="of:=[.A110]-[.A1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table:formula="of:=[.A111]-[.A1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formula="of:=[.A112]-[.A11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17" calcext:value-type="float">
            <text:p>217</text:p>
          </table:table-cell>
          <table:table-cell office:value-type="float" office:value="78" calcext:value-type="float">
            <text:p>78</text:p>
          </table:table-cell>
          <table:table-cell table:formula="of:=[.A113]-[.A1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formula="of:=[.A114]-[.A1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115]-[.A1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formula="of:=[.A116]-[.A1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117]-[.A1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table:formula="of:=[.A118]-[.A1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31" calcext:value-type="float">
            <text:p>231</text:p>
          </table:table-cell>
          <table:table-cell office:value-type="float" office:value="67" calcext:value-type="float">
            <text:p>67</text:p>
          </table:table-cell>
          <table:table-cell table:formula="of:=[.A119]-[.A1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33" calcext:value-type="float">
            <text:p>233</text:p>
          </table:table-cell>
          <table:table-cell office:value-type="float" office:value="66" calcext:value-type="float">
            <text:p>66</text:p>
          </table:table-cell>
          <table:table-cell table:formula="of:=[.A120]-[.A1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121]-[.A1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table:formula="of:=[.A122]-[.A1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33" calcext:value-type="float">
            <text:p>233</text:p>
          </table:table-cell>
          <table:table-cell office:value-type="float" office:value="74" calcext:value-type="float">
            <text:p>74</text:p>
          </table:table-cell>
          <table:table-cell table:formula="of:=[.A123]-[.A1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33" calcext:value-type="float">
            <text:p>233</text:p>
          </table:table-cell>
          <table:table-cell office:value-type="float" office:value="74" calcext:value-type="float">
            <text:p>74</text:p>
          </table:table-cell>
          <table:table-cell table:formula="of:=[.A124]-[.A12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formula="of:=[.A125]-[.A1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35" calcext:value-type="float">
            <text:p>235</text:p>
          </table:table-cell>
          <table:table-cell office:value-type="float" office:value="74" calcext:value-type="float">
            <text:p>74</text:p>
          </table:table-cell>
          <table:table-cell table:formula="of:=[.A126]-[.A1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table:formula="of:=[.A127]-[.A1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31" calcext:value-type="float">
            <text:p>231</text:p>
          </table:table-cell>
          <table:table-cell office:value-type="float" office:value="83" calcext:value-type="float">
            <text:p>83</text:p>
          </table:table-cell>
          <table:table-cell table:formula="of:=[.A128]-[.A1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table:formula="of:=[.A129]-[.A1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130]-[.A1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131]-[.A1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132]-[.A1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133]-[.A1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134]-[.A1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table:formula="of:=[.A135]-[.A1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table:formula="of:=[.A136]-[.A13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  <table:table-cell table:formula="of:=[.A137]-[.A1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table:formula="of:=[.A138]-[.A1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89" calcext:value-type="float">
            <text:p>189</text:p>
          </table:table-cell>
          <table:table-cell office:value-type="float" office:value="86" calcext:value-type="float">
            <text:p>86</text:p>
          </table:table-cell>
          <table:table-cell table:formula="of:=[.A139]-[.A1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table:formula="of:=[.A140]-[.A1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table:formula="of:=[.A141]-[.A1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89" calcext:value-type="float">
            <text:p>189</text:p>
          </table:table-cell>
          <table:table-cell office:value-type="float" office:value="78" calcext:value-type="float">
            <text:p>78</text:p>
          </table:table-cell>
          <table:table-cell table:formula="of:=[.A142]-[.A1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table:formula="of:=[.A143]-[.A1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table:formula="of:=[.A144]-[.A1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6" calcext:value-type="float">
            <text:p>196</text:p>
          </table:table-cell>
          <table:table-cell office:value-type="float" office:value="85" calcext:value-type="float">
            <text:p>85</text:p>
          </table:table-cell>
          <table:table-cell table:formula="of:=[.A145]-[.A1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table:formula="of:=[.A146]-[.A1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table:formula="of:=[.A147]-[.A1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table:formula="of:=[.A148]-[.A1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  <table:table-cell table:formula="of:=[.A149]-[.A14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150]-[.A1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151]-[.A1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table:formula="of:=[.A152]-[.A1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table:formula="of:=[.A153]-[.A1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154]-[.A1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155]-[.A1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156]-[.A1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table:formula="of:=[.A157]-[.A1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158]-[.A1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formula="of:=[.A159]-[.A1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table:formula="of:=[.A160]-[.A1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30" calcext:value-type="float">
            <text:p>230</text:p>
          </table:table-cell>
          <table:table-cell office:value-type="float" office:value="78" calcext:value-type="float">
            <text:p>78</text:p>
          </table:table-cell>
          <table:table-cell table:formula="of:=[.A161]-[.A1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162]-[.A1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table:formula="of:=[.A163]-[.A1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table:formula="of:=[.A164]-[.A1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65]-[.A1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26" calcext:value-type="float">
            <text:p>226</text:p>
          </table:table-cell>
          <table:table-cell office:value-type="float" office:value="86" calcext:value-type="float">
            <text:p>86</text:p>
          </table:table-cell>
          <table:table-cell table:formula="of:=[.A166]-[.A1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167]-[.A1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A168]-[.A1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table:formula="of:=[.A169]-[.A1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table:formula="of:=[.A170]-[.A1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10" calcext:value-type="float">
            <text:p>210</text:p>
          </table:table-cell>
          <table:table-cell office:value-type="float" office:value="89" calcext:value-type="float">
            <text:p>89</text:p>
          </table:table-cell>
          <table:table-cell table:formula="of:=[.A171]-[.A1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table:formula="of:=[.A172]-[.A1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  <table:table-cell table:formula="of:=[.A173]-[.A1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table:formula="of:=[.A175]-[.A1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77" calcext:value-type="float">
            <text:p>177</text:p>
          </table:table-cell>
          <table:table-cell office:value-type="float" office:value="82" calcext:value-type="float">
            <text:p>82</text:p>
          </table:table-cell>
          <table:table-cell table:formula="of:=[.A176]-[.A1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79" calcext:value-type="float">
            <text:p>179</text:p>
          </table:table-cell>
          <table:table-cell office:value-type="float" office:value="78" calcext:value-type="float">
            <text:p>78</text:p>
          </table:table-cell>
          <table:table-cell table:formula="of:=[.A177]-[.A1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table:formula="of:=[.A178]-[.A1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table:formula="of:=[.A179]-[.A1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table:formula="of:=[.A180]-[.A1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formula="of:=[.A181]-[.A1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table:formula="of:=[.A182]-[.A1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table:formula="of:=[.A183]-[.A1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formula="of:=[.A184]-[.A1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table:formula="of:=[.A185]-[.A1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table:formula="of:=[.A186]-[.A18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table:formula="of:=[.A187]-[.A1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table:formula="of:=[.A188]-[.A1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table:formula="of:=[.A189]-[.A1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table:formula="of:=[.A190]-[.A1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A191]-[.A1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192]-[.A1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193]-[.A1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194]-[.A1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195]-[.A1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table:formula="of:=[.A196]-[.A1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197]-[.A1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table:formula="of:=[.A198]-[.A19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199]-[.A1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table:formula="of:=[.A200]-[.A1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201]-[.A2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202]-[.A2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table:formula="of:=[.A203]-[.A2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table:formula="of:=[.A204]-[.A2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A205]-[.A2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table:formula="of:=[.A206]-[.A2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table:formula="of:=[.A207]-[.A2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formula="of:=[.A208]-[.A2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  <table:table-cell table:formula="of:=[.A209]-[.A2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table:formula="of:=[.A210]-[.A20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table:formula="of:=[.A211]-[.A2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table:formula="of:=[.A212]-[.A2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table:formula="of:=[.A213]-[.A2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79" calcext:value-type="float">
            <text:p>179</text:p>
          </table:table-cell>
          <table:table-cell office:value-type="float" office:value="78" calcext:value-type="float">
            <text:p>78</text:p>
          </table:table-cell>
          <table:table-cell table:formula="of:=[.A214]-[.A2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table:formula="of:=[.A215]-[.A2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table:formula="of:=[.A216]-[.A2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table:formula="of:=[.A217]-[.A2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formula="of:=[.A218]-[.A2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89" calcext:value-type="float">
            <text:p>189</text:p>
          </table:table-cell>
          <table:table-cell office:value-type="float" office:value="74" calcext:value-type="float">
            <text:p>74</text:p>
          </table:table-cell>
          <table:table-cell table:formula="of:=[.A219]-[.A2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table:formula="of:=[.A220]-[.A2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table:formula="of:=[.A221]-[.A2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table:formula="of:=[.A222]-[.A2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table:formula="of:=[.A223]-[.A22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224]-[.A22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225]-[.A2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table:formula="of:=[.A226]-[.A2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A227]-[.A2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228]-[.A22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table:formula="of:=[.A229]-[.A2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230]-[.A22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  <table:table-cell table:formula="of:=[.A231]-[.A23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table:formula="of:=[.A232]-[.A2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table:formula="of:=[.A233]-[.A2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234]-[.A2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235]-[.A2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30" calcext:value-type="float">
            <text:p>230</text:p>
          </table:table-cell>
          <table:table-cell office:value-type="float" office:value="88" calcext:value-type="float">
            <text:p>88</text:p>
          </table:table-cell>
          <table:table-cell table:formula="of:=[.A236]-[.A2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237]-[.A2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table:formula="of:=[.A238]-[.A2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table:formula="of:=[.A239]-[.A2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table:formula="of:=[.A240]-[.A2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formula="of:=[.A241]-[.A2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 table:formula="of:=[.A242]-[.A2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table:formula="of:=[.A243]-[.A2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table:formula="of:=[.A244]-[.A2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table:formula="of:=[.A245]-[.A2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table:formula="of:=[.A246]-[.A2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table:formula="of:=[.A247]-[.A2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182" calcext:value-type="float">
            <text:p>182</text:p>
          </table:table-cell>
          <table:table-cell office:value-type="float" office:value="81" calcext:value-type="float">
            <text:p>81</text:p>
          </table:table-cell>
          <table:table-cell table:formula="of:=[.A248]-[.A2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table:formula="of:=[.A249]-[.A2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table:formula="of:=[.A250]-[.A2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table:formula="of:=[.A251]-[.A2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table:formula="of:=[.A252]-[.A2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formula="of:=[.A253]-[.A2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table:formula="of:=[.A254]-[.A2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table:formula="of:=[.A255]-[.A25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table:formula="of:=[.A256]-[.A2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table:formula="of:=[.A257]-[.A25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formula="of:=[.A258]-[.A2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A259]-[.A25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table:formula="of:=[.A260]-[.A2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table:formula="of:=[.A261]-[.A2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262]-[.A2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263]-[.A26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table:formula="of:=[.A264]-[.A26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 table:formula="of:=[.A265]-[.A2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266]-[.A2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267]-[.A2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 table:formula="of:=[.A268]-[.A2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table:formula="of:=[.A269]-[.A2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232" calcext:value-type="float">
            <text:p>232</text:p>
          </table:table-cell>
          <table:table-cell office:value-type="float" office:value="86" calcext:value-type="float">
            <text:p>86</text:p>
          </table:table-cell>
          <table:table-cell table:formula="of:=[.A270]-[.A2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A271]-[.A2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table:formula="of:=[.A272]-[.A2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233" calcext:value-type="float">
            <text:p>233</text:p>
          </table:table-cell>
          <table:table-cell office:value-type="float" office:value="92" calcext:value-type="float">
            <text:p>92</text:p>
          </table:table-cell>
          <table:table-cell table:formula="of:=[.A273]-[.A2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formula="of:=[.A274]-[.A2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table:formula="of:=[.A275]-[.A2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table:formula="of:=[.A276]-[.A2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table:formula="of:=[.A277]-[.A2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formula="of:=[.A278]-[.A2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formula="of:=[.A279]-[.A2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204" calcext:value-type="float">
            <text:p>204</text:p>
          </table:table-cell>
          <table:table-cell office:value-type="float" office:value="89" calcext:value-type="float">
            <text:p>89</text:p>
          </table:table-cell>
          <table:table-cell table:formula="of:=[.A280]-[.A2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table:formula="of:=[.A281]-[.A2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 table:formula="of:=[.A282]-[.A2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table:formula="of:=[.A283]-[.A2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table:formula="of:=[.A284]-[.A2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table:formula="of:=[.A285]-[.A2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table:formula="of:=[.A286]-[.A2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table:formula="of:=[.A287]-[.A2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table:formula="of:=[.A288]-[.A28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table:formula="of:=[.A289]-[.A2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203" calcext:value-type="float">
            <text:p>203</text:p>
          </table:table-cell>
          <table:table-cell office:value-type="float" office:value="74" calcext:value-type="float">
            <text:p>74</text:p>
          </table:table-cell>
          <table:table-cell table:formula="of:=[.A290]-[.A2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 table:formula="of:=[.A291]-[.A2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209" calcext:value-type="float">
            <text:p>209</text:p>
          </table:table-cell>
          <table:table-cell office:value-type="float" office:value="67" calcext:value-type="float">
            <text:p>67</text:p>
          </table:table-cell>
          <table:table-cell table:formula="of:=[.A292]-[.A291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formula="of:=[.A293]-[.A2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table:formula="of:=[.A294]-[.A29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table:formula="of:=[.A295]-[.A2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formula="of:=[.A296]-[.A2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table:formula="of:=[.A297]-[.A2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298]-[.A29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table:formula="of:=[.A299]-[.A2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300]-[.A2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301]-[.A3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302]-[.A3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303]-[.A3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table:formula="of:=[.A304]-[.A3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227" calcext:value-type="float">
            <text:p>227</text:p>
          </table:table-cell>
          <table:table-cell office:value-type="float" office:value="89" calcext:value-type="float">
            <text:p>89</text:p>
          </table:table-cell>
          <table:table-cell table:formula="of:=[.A305]-[.A3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229" calcext:value-type="float">
            <text:p>229</text:p>
          </table:table-cell>
          <table:table-cell office:value-type="float" office:value="93" calcext:value-type="float">
            <text:p>93</text:p>
          </table:table-cell>
          <table:table-cell table:formula="of:=[.A306]-[.A3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227" calcext:value-type="float">
            <text:p>227</text:p>
          </table:table-cell>
          <table:table-cell office:value-type="float" office:value="92" calcext:value-type="float">
            <text:p>92</text:p>
          </table:table-cell>
          <table:table-cell table:formula="of:=[.A307]-[.A3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28" calcext:value-type="float">
            <text:p>228</text:p>
          </table:table-cell>
          <table:table-cell office:value-type="float" office:value="93" calcext:value-type="float">
            <text:p>93</text:p>
          </table:table-cell>
          <table:table-cell table:formula="of:=[.A308]-[.A3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table:formula="of:=[.A309]-[.A3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220" calcext:value-type="float">
            <text:p>220</text:p>
          </table:table-cell>
          <table:table-cell office:value-type="float" office:value="97" calcext:value-type="float">
            <text:p>97</text:p>
          </table:table-cell>
          <table:table-cell table:formula="of:=[.A310]-[.A3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table:formula="of:=[.A311]-[.A31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215" calcext:value-type="float">
            <text:p>215</text:p>
          </table:table-cell>
          <table:table-cell office:value-type="float" office:value="97" calcext:value-type="float">
            <text:p>97</text:p>
          </table:table-cell>
          <table:table-cell table:formula="of:=[.A312]-[.A3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table:formula="of:=[.A313]-[.A3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table:formula="of:=[.A314]-[.A3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204" calcext:value-type="float">
            <text:p>204</text:p>
          </table:table-cell>
          <table:table-cell office:value-type="float" office:value="89" calcext:value-type="float">
            <text:p>89</text:p>
          </table:table-cell>
          <table:table-cell table:formula="of:=[.A315]-[.A3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table:formula="of:=[.A316]-[.A3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table:formula="of:=[.A317]-[.A3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02" calcext:value-type="float">
            <text:p>202</text:p>
          </table:table-cell>
          <table:table-cell office:value-type="float" office:value="75" calcext:value-type="float">
            <text:p>75</text:p>
          </table:table-cell>
          <table:table-cell table:formula="of:=[.A318]-[.A3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table:formula="of:=[.A319]-[.A3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table:formula="of:=[.A320]-[.A3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table:formula="of:=[.A321]-[.A3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table:formula="of:=[.A322]-[.A3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97" calcext:value-type="float">
            <text:p>197</text:p>
          </table:table-cell>
          <table:table-cell office:value-type="float" office:value="71" calcext:value-type="float">
            <text:p>71</text:p>
          </table:table-cell>
          <table:table-cell table:formula="of:=[.A323]-[.A32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A324]-[.A3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table:formula="of:=[.A325]-[.A3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table:formula="of:=[.A326]-[.A3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table:formula="of:=[.A327]-[.A3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table:formula="of:=[.A328]-[.A3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table:formula="of:=[.A329]-[.A3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table:formula="of:=[.A330]-[.A3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221" calcext:value-type="float">
            <text:p>221</text:p>
          </table:table-cell>
          <table:table-cell office:value-type="float" office:value="74" calcext:value-type="float">
            <text:p>74</text:p>
          </table:table-cell>
          <table:table-cell table:formula="of:=[.A331]-[.A3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formula="of:=[.A332]-[.A3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333]-[.A3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formula="of:=[.A334]-[.A3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335]-[.A3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 table:formula="of:=[.A336]-[.A3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337]-[.A3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table:formula="of:=[.A338]-[.A33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table:formula="of:=[.A339]-[.A3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table:formula="of:=[.A340]-[.A3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table:formula="of:=[.A341]-[.A3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formula="of:=[.A342]-[.A3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table:formula="of:=[.A343]-[.A3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table:formula="of:=[.A344]-[.A3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table:formula="of:=[.A345]-[.A34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219" calcext:value-type="float">
            <text:p>219</text:p>
          </table:table-cell>
          <table:table-cell office:value-type="float" office:value="97" calcext:value-type="float">
            <text:p>97</text:p>
          </table:table-cell>
          <table:table-cell table:formula="of:=[.A346]-[.A3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table:formula="of:=[.A347]-[.A34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217" calcext:value-type="float">
            <text:p>217</text:p>
          </table:table-cell>
          <table:table-cell office:value-type="float" office:value="88" calcext:value-type="float">
            <text:p>88</text:p>
          </table:table-cell>
          <table:table-cell table:formula="of:=[.A348]-[.A3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table:formula="of:=[.A349]-[.A3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217" calcext:value-type="float">
            <text:p>217</text:p>
          </table:table-cell>
          <table:table-cell office:value-type="float" office:value="78" calcext:value-type="float">
            <text:p>78</text:p>
          </table:table-cell>
          <table:table-cell table:formula="of:=[.A350]-[.A3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table:formula="of:=[.A351]-[.A3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table:formula="of:=[.A352]-[.A3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formula="of:=[.A353]-[.A3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table:formula="of:=[.A354]-[.A3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table:formula="of:=[.A355]-[.A3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table:formula="of:=[.A356]-[.A3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table:formula="of:=[.A357]-[.A3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table:formula="of:=[.A358]-[.A3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table:formula="of:=[.A359]-[.A3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360]-[.A35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361]-[.A3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362]-[.A3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363]-[.A3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table:formula="of:=[.A364]-[.A3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formula="of:=[.A365]-[.A3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table:formula="of:=[.A366]-[.A3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367]-[.A3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368]-[.A3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A369]-[.A3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A370]-[.A3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table:formula="of:=[.A371]-[.A3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223" calcext:value-type="float">
            <text:p>223</text:p>
          </table:table-cell>
          <table:table-cell office:value-type="float" office:value="88" calcext:value-type="float">
            <text:p>88</text:p>
          </table:table-cell>
          <table:table-cell table:formula="of:=[.A372]-[.A3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formula="of:=[.A373]-[.A37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table:formula="of:=[.A374]-[.A37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formula="of:=[.A375]-[.A3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227" calcext:value-type="float">
            <text:p>227</text:p>
          </table:table-cell>
          <table:table-cell office:value-type="float" office:value="89" calcext:value-type="float">
            <text:p>89</text:p>
          </table:table-cell>
          <table:table-cell table:formula="of:=[.A376]-[.A37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221" calcext:value-type="float">
            <text:p>221</text:p>
          </table:table-cell>
          <table:table-cell office:value-type="float" office:value="92" calcext:value-type="float">
            <text:p>92</text:p>
          </table:table-cell>
          <table:table-cell table:formula="of:=[.A377]-[.A3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table:formula="of:=[.A378]-[.A3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table:formula="of:=[.A379]-[.A3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 table:formula="of:=[.A380]-[.A37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formula="of:=[.A381]-[.A3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382]-[.A3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formula="of:=[.A383]-[.A3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table:formula="of:=[.A384]-[.A3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formula="of:=[.A385]-[.A3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table:formula="of:=[.A386]-[.A3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387]-[.A3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table:formula="of:=[.A388]-[.A3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389]-[.A3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table:formula="of:=[.A390]-[.A3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formula="of:=[.A391]-[.A3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392]-[.A3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393]-[.A3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table:formula="of:=[.A394]-[.A3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A395]-[.A3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table:formula="of:=[.A396]-[.A3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224" calcext:value-type="float">
            <text:p>224</text:p>
          </table:table-cell>
          <table:table-cell office:value-type="float" office:value="74" calcext:value-type="float">
            <text:p>74</text:p>
          </table:table-cell>
          <table:table-cell table:formula="of:=[.A397]-[.A3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table:formula="of:=[.A398]-[.A3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399]-[.A3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table:formula="of:=[.A400]-[.A3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01]-[.A4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A402]-[.A4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table:formula="of:=[.A403]-[.A4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404]-[.A4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table:formula="of:=[.A405]-[.A40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table:formula="of:=[.A406]-[.A4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407]-[.A4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table:formula="of:=[.A408]-[.A4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table:formula="of:=[.A409]-[.A4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220" calcext:value-type="float">
            <text:p>220</text:p>
          </table:table-cell>
          <table:table-cell office:value-type="float" office:value="87" calcext:value-type="float">
            <text:p>87</text:p>
          </table:table-cell>
          <table:table-cell table:formula="of:=[.A410]-[.A4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table:formula="of:=[.A411]-[.A4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23" calcext:value-type="float">
            <text:p>223</text:p>
          </table:table-cell>
          <table:table-cell office:value-type="float" office:value="89" calcext:value-type="float">
            <text:p>89</text:p>
          </table:table-cell>
          <table:table-cell table:formula="of:=[.A412]-[.A4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table:formula="of:=[.A413]-[.A4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formula="of:=[.A414]-[.A4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226" calcext:value-type="float">
            <text:p>226</text:p>
          </table:table-cell>
          <table:table-cell office:value-type="float" office:value="86" calcext:value-type="float">
            <text:p>86</text:p>
          </table:table-cell>
          <table:table-cell table:formula="of:=[.A415]-[.A4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416]-[.A4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table:formula="of:=[.A417]-[.A4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418]-[.A41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419]-[.A4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table:formula="of:=[.A420]-[.A4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421]-[.A4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422]-[.A4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423]-[.A4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formula="of:=[.A424]-[.A4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425]-[.A4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426]-[.A4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table:formula="of:=[.A427]-[.A4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table:formula="of:=[.A428]-[.A4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table:formula="of:=[.A429]-[.A4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table:formula="of:=[.A430]-[.A4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431]-[.A4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table:formula="of:=[.A432]-[.A4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433]-[.A4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434]-[.A4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35]-[.A4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36]-[.A4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table:formula="of:=[.A437]-[.A4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table:formula="of:=[.A438]-[.A4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439]-[.A4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A440]-[.A4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formula="of:=[.A441]-[.A4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22" calcext:value-type="float">
            <text:p>222</text:p>
          </table:table-cell>
          <table:table-cell office:value-type="float" office:value="89" calcext:value-type="float">
            <text:p>89</text:p>
          </table:table-cell>
          <table:table-cell table:formula="of:=[.A442]-[.A44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A443]-[.A4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formula="of:=[.A444]-[.A4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table:formula="of:=[.A445]-[.A4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table:formula="of:=[.A446]-[.A4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215" calcext:value-type="float">
            <text:p>215</text:p>
          </table:table-cell>
          <table:table-cell office:value-type="float" office:value="86" calcext:value-type="float">
            <text:p>86</text:p>
          </table:table-cell>
          <table:table-cell table:formula="of:=[.A447]-[.A4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float" office:value="214" calcext:value-type="float">
            <text:p>214</text:p>
          </table:table-cell>
          <table:table-cell office:value-type="float" office:value="85" calcext:value-type="float">
            <text:p>85</text:p>
          </table:table-cell>
          <table:table-cell table:formula="of:=[.A448]-[.A4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table:formula="of:=[.A449]-[.A4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[.A450]-[.A4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formula="of:=[.A451]-[.A4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17" calcext:value-type="float">
            <text:p>217</text:p>
          </table:table-cell>
          <table:table-cell office:value-type="float" office:value="78" calcext:value-type="float">
            <text:p>78</text:p>
          </table:table-cell>
          <table:table-cell table:formula="of:=[.A452]-[.A4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table:formula="of:=[.A453]-[.A4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formula="of:=[.A454]-[.A4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455]-[.A45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456]-[.A45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table:formula="of:=[.A457]-[.A4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458]-[.A45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459]-[.A4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table:formula="of:=[.A460]-[.A4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table:formula="of:=[.A461]-[.A4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table:formula="of:=[.A462]-[.A461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table:formula="of:=[.A463]-[.A4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formula="of:=[.A464]-[.A4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465]-[.A4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table:formula="of:=[.A466]-[.A4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232" calcext:value-type="float">
            <text:p>232</text:p>
          </table:table-cell>
          <table:table-cell office:value-type="float" office:value="74" calcext:value-type="float">
            <text:p>74</text:p>
          </table:table-cell>
          <table:table-cell table:formula="of:=[.A467]-[.A4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table:formula="of:=[.A468]-[.A4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A469]-[.A4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470]-[.A4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table:formula="of:=[.A471]-[.A4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72]-[.A4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73]-[.A4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table:formula="of:=[.A474]-[.A4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475]-[.A4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A476]-[.A4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formula="of:=[.A477]-[.A4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formula="of:=[.A478]-[.A4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table:formula="of:=[.A479]-[.A4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table:formula="of:=[.A480]-[.A4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71" calcext:value-type="float">
            <text:p>10471</text:p>
          </table:table-cell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 table:formula="of:=[.A481]-[.A4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92" calcext:value-type="float">
            <text:p>10492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 table:formula="of:=[.A482]-[.A4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formula="of:=[.A483]-[.A4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table:formula="of:=[.A484]-[.A4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210" calcext:value-type="float">
            <text:p>210</text:p>
          </table:table-cell>
          <table:table-cell office:value-type="float" office:value="78" calcext:value-type="float">
            <text:p>78</text:p>
          </table:table-cell>
          <table:table-cell table:formula="of:=[.A485]-[.A4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576" calcext:value-type="float">
            <text:p>10576</text:p>
          </table:table-cell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A486]-[.A4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table:formula="of:=[.A487]-[.A4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table:formula="of:=[.A488]-[.A48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648" calcext:value-type="float">
            <text:p>10648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table:formula="of:=[.A489]-[.A4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69" calcext:value-type="float">
            <text:p>10669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table:formula="of:=[.A490]-[.A4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491]-[.A4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492]-[.A4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493]-[.A4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53" calcext:value-type="float">
            <text:p>10753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494]-[.A4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table:formula="of:=[.A495]-[.A4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795" calcext:value-type="float">
            <text:p>10795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table:formula="of:=[.A496]-[.A4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table:formula="of:=[.A497]-[.A4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498]-[.A4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table:formula="of:=[.A499]-[.A4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table:formula="of:=[.A500]-[.A4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table:formula="of:=[.A501]-[.A5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931" calcext:value-type="float">
            <text:p>10931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502]-[.A5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table:formula="of:=[.A503]-[.A5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table:formula="of:=[.A504]-[.A5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505]-[.A5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506]-[.A5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507]-[.A5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508]-[.A5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509]-[.A5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510]-[.A5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511]-[.A5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A512]-[.A5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table:formula="of:=[.A513]-[.A51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table:formula="of:=[.A514]-[.A5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table:formula="of:=[.A515]-[.A5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table:formula="of:=[.A516]-[.A5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table:formula="of:=[.A517]-[.A5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table:formula="of:=[.A518]-[.A5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table:formula="of:=[.A519]-[.A5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formula="of:=[.A520]-[.A5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 table:formula="of:=[.A521]-[.A5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201" calcext:value-type="float">
            <text:p>201</text:p>
          </table:table-cell>
          <table:table-cell office:value-type="float" office:value="78" calcext:value-type="float">
            <text:p>78</text:p>
          </table:table-cell>
          <table:table-cell table:formula="of:=[.A522]-[.A5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table:formula="of:=[.A523]-[.A5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table:formula="of:=[.A524]-[.A5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table:formula="of:=[.A525]-[.A5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[.A526]-[.A52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527]-[.A5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528]-[.A5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float" office:value="224" calcext:value-type="float">
            <text:p>224</text:p>
          </table:table-cell>
          <table:table-cell office:value-type="float" office:value="74" calcext:value-type="float">
            <text:p>74</text:p>
          </table:table-cell>
          <table:table-cell table:formula="of:=[.A529]-[.A5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38" calcext:value-type="float">
            <text:p>11538</text:p>
          </table:table-cell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table:formula="of:=[.A530]-[.A5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table:formula="of:=[.A531]-[.A5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A532]-[.A5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table:formula="of:=[.A533]-[.A5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table:formula="of:=[.A534]-[.A5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float" office:value="232" calcext:value-type="float">
            <text:p>232</text:p>
          </table:table-cell>
          <table:table-cell office:value-type="float" office:value="67" calcext:value-type="float">
            <text:p>67</text:p>
          </table:table-cell>
          <table:table-cell table:formula="of:=[.A535]-[.A5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formula="of:=[.A536]-[.A5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236" calcext:value-type="float">
            <text:p>236</text:p>
          </table:table-cell>
          <table:table-cell office:value-type="float" office:value="74" calcext:value-type="float">
            <text:p>74</text:p>
          </table:table-cell>
          <table:table-cell table:formula="of:=[.A537]-[.A5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715" calcext:value-type="float">
            <text:p>11715</text:p>
          </table:table-cell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table:formula="of:=[.A538]-[.A5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table:formula="of:=[.A539]-[.A5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[.A540]-[.A5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778" calcext:value-type="float">
            <text:p>11778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541]-[.A5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A542]-[.A5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231" calcext:value-type="float">
            <text:p>231</text:p>
          </table:table-cell>
          <table:table-cell office:value-type="float" office:value="86" calcext:value-type="float">
            <text:p>86</text:p>
          </table:table-cell>
          <table:table-cell table:formula="of:=[.A543]-[.A5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231" calcext:value-type="float">
            <text:p>231</text:p>
          </table:table-cell>
          <table:table-cell office:value-type="float" office:value="86" calcext:value-type="float">
            <text:p>86</text:p>
          </table:table-cell>
          <table:table-cell table:formula="of:=[.A544]-[.A5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62" calcext:value-type="float">
            <text:p>11862</text:p>
          </table:table-cell>
          <table:table-cell office:value-type="float" office:value="228" calcext:value-type="float">
            <text:p>228</text:p>
          </table:table-cell>
          <table:table-cell office:value-type="float" office:value="89" calcext:value-type="float">
            <text:p>89</text:p>
          </table:table-cell>
          <table:table-cell table:formula="of:=[.A545]-[.A5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table:formula="of:=[.A546]-[.A5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formula="of:=[.A547]-[.A5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25" calcext:value-type="float">
            <text:p>11925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table:formula="of:=[.A548]-[.A5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46" calcext:value-type="float">
            <text:p>11946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table:formula="of:=[.A549]-[.A5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table:formula="of:=[.A550]-[.A5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998" calcext:value-type="float">
            <text:p>11998</text:p>
          </table:table-cell>
          <table:table-cell office:value-type="float" office:value="207" calcext:value-type="float">
            <text:p>207</text:p>
          </table:table-cell>
          <table:table-cell office:value-type="float" office:value="86" calcext:value-type="float">
            <text:p>86</text:p>
          </table:table-cell>
          <table:table-cell table:formula="of:=[.A551]-[.A55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019" calcext:value-type="float">
            <text:p>12019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table:formula="of:=[.A552]-[.A5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table:formula="of:=[.A553]-[.A5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table:formula="of:=[.A554]-[.A5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table:formula="of:=[.A555]-[.A5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float" office:value="196" calcext:value-type="float">
            <text:p>196</text:p>
          </table:table-cell>
          <table:table-cell office:value-type="float" office:value="82" calcext:value-type="float">
            <text:p>82</text:p>
          </table:table-cell>
          <table:table-cell table:formula="of:=[.A556]-[.A5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table:formula="of:=[.A557]-[.A5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table:formula="of:=[.A558]-[.A5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table:formula="of:=[.A559]-[.A5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float" office:value="203" calcext:value-type="float">
            <text:p>203</text:p>
          </table:table-cell>
          <table:table-cell office:value-type="float" office:value="74" calcext:value-type="float">
            <text:p>74</text:p>
          </table:table-cell>
          <table:table-cell table:formula="of:=[.A560]-[.A5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table:formula="of:=[.A561]-[.A5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float" office:value="211" calcext:value-type="float">
            <text:p>211</text:p>
          </table:table-cell>
          <table:table-cell office:value-type="float" office:value="71" calcext:value-type="float">
            <text:p>71</text:p>
          </table:table-cell>
          <table:table-cell table:formula="of:=[.A562]-[.A56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259" calcext:value-type="float">
            <text:p>12259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table:formula="of:=[.A563]-[.A5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table:formula="of:=[.A564]-[.A5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565]-[.A5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formula="of:=[.A566]-[.A5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formula="of:=[.A567]-[.A5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A568]-[.A5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table:formula="of:=[.A569]-[.A5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06" calcext:value-type="float">
            <text:p>12406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table:formula="of:=[.A570]-[.A5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27" calcext:value-type="float">
            <text:p>12427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table:formula="of:=[.A571]-[.A5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float" office:value="233" calcext:value-type="float">
            <text:p>233</text:p>
          </table:table-cell>
          <table:table-cell office:value-type="float" office:value="74" calcext:value-type="float">
            <text:p>74</text:p>
          </table:table-cell>
          <table:table-cell table:formula="of:=[.A572]-[.A5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233" calcext:value-type="float">
            <text:p>233</text:p>
          </table:table-cell>
          <table:table-cell office:value-type="float" office:value="78" calcext:value-type="float">
            <text:p>78</text:p>
          </table:table-cell>
          <table:table-cell table:formula="of:=[.A573]-[.A5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table:formula="of:=[.A574]-[.A5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232" calcext:value-type="float">
            <text:p>232</text:p>
          </table:table-cell>
          <table:table-cell office:value-type="float" office:value="78" calcext:value-type="float">
            <text:p>78</text:p>
          </table:table-cell>
          <table:table-cell table:formula="of:=[.A575]-[.A57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table:formula="of:=[.A576]-[.A5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A577]-[.A5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584" calcext:value-type="float">
            <text:p>12584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A578]-[.A5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579]-[.A5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A580]-[.A5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float" office:value="226" calcext:value-type="float">
            <text:p>226</text:p>
          </table:table-cell>
          <table:table-cell office:value-type="float" office:value="86" calcext:value-type="float">
            <text:p>86</text:p>
          </table:table-cell>
          <table:table-cell table:formula="of:=[.A581]-[.A5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 table:formula="of:=[.A582]-[.A5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89" calcext:value-type="float">
            <text:p>12689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table:formula="of:=[.A583]-[.A5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10" calcext:value-type="float">
            <text:p>210</text:p>
          </table:table-cell>
          <table:table-cell office:value-type="float" office:value="89" calcext:value-type="float">
            <text:p>89</text:p>
          </table:table-cell>
          <table:table-cell table:formula="of:=[.A584]-[.A5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table:formula="of:=[.A585]-[.A5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table:formula="of:=[.A586]-[.A5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float" office:value="195" calcext:value-type="float">
            <text:p>195</text:p>
          </table:table-cell>
          <table:table-cell office:value-type="float" office:value="87" calcext:value-type="float">
            <text:p>87</text:p>
          </table:table-cell>
          <table:table-cell table:formula="of:=[.A587]-[.A58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table:formula="of:=[.A588]-[.A5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table:formula="of:=[.A589]-[.A5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44" calcext:value-type="float">
            <text:p>12844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  <table:table-cell table:formula="of:=[.A590]-[.A5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65" calcext:value-type="float">
            <text:p>12865</text:p>
          </table:table-cell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table:formula="of:=[.A591]-[.A5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86" calcext:value-type="float">
            <text:p>12886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formula="of:=[.A592]-[.A5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07" calcext:value-type="float">
            <text:p>12907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table:formula="of:=[.A593]-[.A5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table:formula="of:=[.A594]-[.A5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table:formula="of:=[.A595]-[.A5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formula="of:=[.A596]-[.A5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991" calcext:value-type="float">
            <text:p>12991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table:formula="of:=[.A597]-[.A5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table:formula="of:=[.A598]-[.A5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33" calcext:value-type="float">
            <text:p>13033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table:formula="of:=[.A599]-[.A5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formula="of:=[.A600]-[.A5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601]-[.A60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  <table:table-cell table:formula="of:=[.A602]-[.A6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table:formula="of:=[.A603]-[.A6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float" office:value="223" calcext:value-type="float">
            <text:p>223</text:p>
          </table:table-cell>
          <table:table-cell office:value-type="float" office:value="70" calcext:value-type="float">
            <text:p>70</text:p>
          </table:table-cell>
          <table:table-cell table:formula="of:=[.A604]-[.A6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table:formula="of:=[.A605]-[.A6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89" calcext:value-type="float">
            <text:p>13189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formula="of:=[.A606]-[.A6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formula="of:=[.A607]-[.A6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table:formula="of:=[.A608]-[.A6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table:formula="of:=[.A609]-[.A60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610]-[.A6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[.A611]-[.A610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3327" calcext:value-type="float">
            <text:p>13327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table:formula="of:=[.A612]-[.A61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formula="of:=[.A613]-[.A6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369" calcext:value-type="float">
            <text:p>13369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formula="of:=[.A614]-[.A6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table:formula="of:=[.A615]-[.A6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table:formula="of:=[.A616]-[.A6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32" calcext:value-type="float">
            <text:p>13432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table:formula="of:=[.A617]-[.A6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table:formula="of:=[.A618]-[.A6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table:formula="of:=[.A619]-[.A6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table:formula="of:=[.A620]-[.A6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float" office:value="202" calcext:value-type="float">
            <text:p>202</text:p>
          </table:table-cell>
          <table:table-cell office:value-type="float" office:value="89" calcext:value-type="float">
            <text:p>89</text:p>
          </table:table-cell>
          <table:table-cell table:formula="of:=[.A621]-[.A6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table:formula="of:=[.A622]-[.A6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567" calcext:value-type="float">
            <text:p>13567</text:p>
          </table:table-cell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 table:formula="of:=[.A623]-[.A6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588" calcext:value-type="float">
            <text:p>13588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table:formula="of:=[.A624]-[.A6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09" calcext:value-type="float">
            <text:p>13609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table:formula="of:=[.A625]-[.A6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float" office:value="189" calcext:value-type="float">
            <text:p>189</text:p>
          </table:table-cell>
          <table:table-cell office:value-type="float" office:value="78" calcext:value-type="float">
            <text:p>78</text:p>
          </table:table-cell>
          <table:table-cell table:formula="of:=[.A626]-[.A6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table:formula="of:=[.A627]-[.A6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191" calcext:value-type="float">
            <text:p>191</text:p>
          </table:table-cell>
          <table:table-cell office:value-type="float" office:value="74" calcext:value-type="float">
            <text:p>74</text:p>
          </table:table-cell>
          <table:table-cell table:formula="of:=[.A628]-[.A6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table:formula="of:=[.A629]-[.A6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table:formula="of:=[.A630]-[.A6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table:formula="of:=[.A631]-[.A6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table:formula="of:=[.A632]-[.A6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05" calcext:value-type="float">
            <text:p>205</text:p>
          </table:table-cell>
          <table:table-cell office:value-type="float" office:value="71" calcext:value-type="float">
            <text:p>71</text:p>
          </table:table-cell>
          <table:table-cell table:formula="of:=[.A633]-[.A6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table:formula="of:=[.A634]-[.A6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table:formula="of:=[.A635]-[.A6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848" calcext:value-type="float">
            <text:p>13848</text:p>
          </table:table-cell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  <table:table-cell table:formula="of:=[.A636]-[.A63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table:formula="of:=[.A637]-[.A636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table:formula="of:=[.A638]-[.A63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float" office:value="223" calcext:value-type="float">
            <text:p>223</text:p>
          </table:table-cell>
          <table:table-cell office:value-type="float" office:value="70" calcext:value-type="float">
            <text:p>70</text:p>
          </table:table-cell>
          <table:table-cell table:formula="of:=[.A639]-[.A6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table:formula="of:=[.A640]-[.A63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table:formula="of:=[.A641]-[.A6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978" calcext:value-type="float">
            <text:p>13978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table:formula="of:=[.A642]-[.A6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table:formula="of:=[.A643]-[.A6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644]-[.A64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645]-[.A6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formula="of:=[.A646]-[.A6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table:formula="of:=[.A647]-[.A6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A648]-[.A6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float" office:value="227" calcext:value-type="float">
            <text:p>227</text:p>
          </table:table-cell>
          <table:table-cell office:value-type="float" office:value="86" calcext:value-type="float">
            <text:p>86</text:p>
          </table:table-cell>
          <table:table-cell table:formula="of:=[.A649]-[.A6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table:formula="of:=[.A650]-[.A6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formula="of:=[.A651]-[.A6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199" calcext:value-type="float">
            <text:p>14199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formula="of:=[.A652]-[.A6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table:formula="of:=[.A653]-[.A6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table:formula="of:=[.A654]-[.A6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table:formula="of:=[.A655]-[.A6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float" office:value="207" calcext:value-type="float">
            <text:p>207</text:p>
          </table:table-cell>
          <table:table-cell office:value-type="float" office:value="89" calcext:value-type="float">
            <text:p>89</text:p>
          </table:table-cell>
          <table:table-cell table:formula="of:=[.A656]-[.A6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table:formula="of:=[.A657]-[.A65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table:formula="of:=[.A658]-[.A6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float" office:value="199" calcext:value-type="float">
            <text:p>199</text:p>
          </table:table-cell>
          <table:table-cell office:value-type="float" office:value="82" calcext:value-type="float">
            <text:p>82</text:p>
          </table:table-cell>
          <table:table-cell table:formula="of:=[.A659]-[.A6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table:formula="of:=[.A660]-[.A6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  <table:table-cell table:formula="of:=[.A661]-[.A6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formula="of:=[.A662]-[.A6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 table:formula="of:=[.A663]-[.A6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table:formula="of:=[.A664]-[.A6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table:formula="of:=[.A665]-[.A6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503" calcext:value-type="float">
            <text:p>14503</text:p>
          </table:table-cell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table:formula="of:=[.A666]-[.A6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float" office:value="205" calcext:value-type="float">
            <text:p>205</text:p>
          </table:table-cell>
          <table:table-cell office:value-type="float" office:value="71" calcext:value-type="float">
            <text:p>71</text:p>
          </table:table-cell>
          <table:table-cell table:formula="of:=[.A667]-[.A6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table:formula="of:=[.A668]-[.A66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float" office:value="213" calcext:value-type="float">
            <text:p>213</text:p>
          </table:table-cell>
          <table:table-cell office:value-type="float" office:value="74" calcext:value-type="float">
            <text:p>74</text:p>
          </table:table-cell>
          <table:table-cell table:formula="of:=[.A669]-[.A6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  <table:table-cell table:formula="of:=[.A670]-[.A6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671]-[.A6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639" calcext:value-type="float">
            <text:p>14639</text:p>
          </table:table-cell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table:formula="of:=[.A672]-[.A6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table:formula="of:=[.A673]-[.A67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4682" calcext:value-type="float">
            <text:p>14682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table:formula="of:=[.A674]-[.A6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704" calcext:value-type="float">
            <text:p>14704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formula="of:=[.A675]-[.A67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676]-[.A6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677]-[.A6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777" calcext:value-type="float">
            <text:p>14777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678]-[.A67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A679]-[.A6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19" calcext:value-type="float">
            <text:p>14819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A680]-[.A6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table:formula="of:=[.A681]-[.A6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formula="of:=[.A682]-[.A6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float" office:value="222" calcext:value-type="float">
            <text:p>222</text:p>
          </table:table-cell>
          <table:table-cell office:value-type="float" office:value="89" calcext:value-type="float">
            <text:p>89</text:p>
          </table:table-cell>
          <table:table-cell table:formula="of:=[.A683]-[.A6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table:formula="of:=[.A684]-[.A6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table:formula="of:=[.A685]-[.A6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table:formula="of:=[.A686]-[.A6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table:formula="of:=[.A687]-[.A6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float" office:value="220" calcext:value-type="float">
            <text:p>220</text:p>
          </table:table-cell>
          <table:table-cell office:value-type="float" office:value="97" calcext:value-type="float">
            <text:p>97</text:p>
          </table:table-cell>
          <table:table-cell table:formula="of:=[.A688]-[.A687]" office:value-type="float" office:value="21" calcext:value-type="float">
            <text:p>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9:04:43.3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5T12:29:38.744000000</dc:date>
    <meta:editing-duration>PT2H21M25S</meta:editing-duration>
    <meta:editing-cycles>8</meta:editing-cycles>
    <meta:generator>LibreOffice/7.2.5.2$Windows_X86_64 LibreOffice_project/499f9727c189e6ef3471021d6132d4c694f357e5</meta:generator>
    <meta:document-statistic meta:table-count="1" meta:cell-count="2768" meta:object-count="0"/>
  </office:meta>
</office:document-meta>
</file>